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11.18cm" loext:decorative="false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0.28pt solid #000000"/>
      <style:text-properties style:font-name="TeXGyreTermes" fo:font-size="32pt" fo:font-style="normal" fo:font-weight="normal" style:font-style-asian="italic" style:font-style-complex="italic"/>
    </style:style>
    <style:style style:name="ce2" style:family="table-cell">
      <style:paragraph-properties fo:text-align="center" fo:border="0.28pt solid #000000"/>
      <style:text-properties style:font-name="TeXGyreTermes" fo:font-size="32pt" fo:font-style="normal" fo:font-weight="normal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TeXGyreTermes" fo:font-size="32pt" fo:font-style="normal" fo:font-weight="normal" style:font-style-asian="italic" style:font-style-complex="italic"/>
    </style:style>
    <style:style style:name="P3" style:family="paragraph">
      <style:paragraph-properties fo:text-align="center"/>
      <style:text-properties style:font-name="TeXGyreTermes" fo:font-size="32pt" fo:font-style="normal" fo:font-weight="normal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TeXGyreTermes" fo:font-size="32pt" fo:font-style="normal" fo:font-weight="normal" style:font-style-asian="italic" style:font-style-complex="italic"/>
    </style:style>
    <style:style style:name="T2" style:family="text">
      <style:text-properties style:font-name="TeXGyreTermes" fo:font-size="32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ccess for free at https://openstax.org/books/college-algebra-2e/pages/1-introduction-to-prerequisite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Finding Exponential Model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Quick Start<text:line-break/>for</text:p>
            <text:p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1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2">
              <text:list-header>
                <text:p>Test if the data can be modeled by an exponential function.</text:p>
              </text:list-header>
            </text:list>
          </draw:text-box>
        </draw:frame>
        <draw:frame draw:style-name="gr2" draw:layer="layout" svg:width="12.296cm" svg:height="8.564cm" svg:x="14.313cm" svg:y="2.5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x</text:span></text:p>
              </table:table-cell>
              <table:table-cell table:style-name="ce2">
                <text:p text:style-name="P3"><text:span text:style-name="T2">f(x)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6</text:span></text:p>
              </table:table-cell>
              <table:table-cell>
                <text:p text:style-name="P3"><text:span text:style-name="T2">1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9</text:span></text:p>
              </table:table-cell>
              <table:table-cell>
                <text:p text:style-name="P3"><text:span text:style-name="T2">3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2</text:span></text:p>
              </table:table-cell>
              <table:table-cell>
                <text:p text:style-name="P3"><text:span text:style-name="T2">108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5</text:span></text:p>
              </table:table-cell>
              <table:table-cell>
                <text:p text:style-name="P3"><text:span text:style-name="T2">32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>
        <draw:frame presentation:style-name="pr4" draw:layer="layout" svg:width="25.199cm" svg:height="1.912cm" svg:x="1.4cm" svg:y="0.628cm" presentation:class="title">
          <draw:text-box>
            <text:p>How To – Test For Exponential Data</text:p>
          </draw:text-box>
        </draw:frame>
        <draw:frame presentation:style-name="pr6" draw:layer="layout" svg:width="25.199cm" svg:height="8.89cm" svg:x="1.4cm" svg:y="2.54cm" presentation:class="outline" presentation:user-transformed="true">
          <draw:text-box>
            <text:list text:style-name="L4">
              <text:list-header>
                <text:p>If the data has equal spacing in the values of the independent variable:</text:p>
              </text:list-header>
              <text:list-item>
                <text:p>Divide consecutive values of the dependent variable.</text:p>
              </text:list-item>
              <text:list-item>
                <text:p>If the quotients are all the same, then the data can be modeled by an exponential function.</text:p>
              </text:list-item>
            </text:list>
          </draw:text-box>
        </draw:frame>
        <draw:frame draw:style-name="gr3" draw:layer="layout" svg:width="9.027cm" svg:height="3.2cm" svg:x="9.487cm" svg:y="11.4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2" presentation:use-footer-name="ftr1">
        <draw:frame presentation:style-name="pr4" draw:layer="layout" svg:width="25.199cm" svg:height="1.912cm" svg:x="1.4cm" svg:y="0.628cm" presentation:class="title">
          <draw:text-box>
            <text:p>How To – Find an Exponential Model</text:p>
          </draw:text-box>
        </draw:frame>
        <draw:frame presentation:style-name="pr6" draw:layer="layout" svg:width="15.745cm" svg:height="11.43cm" svg:x="1.4cm" svg:y="2.54cm" presentation:class="outline" presentation:user-transformed="true">
          <draw:text-box>
            <text:p>To find an exponential model from data:</text:p>
            <text:list text:style-name="L4">
              <text:list-item>
                <text:p>Divide consecutive values of the dependent variable.</text:p>
              </text:list-item>
              <text:list-item>
                <text:p>Raise this quotient to the 1/h power.</text:p>
              </text:list-item>
              <text:list-item>
                <text:p>Use known values to solve for P.</text:p>
              </text:list-item>
            </text:list>
          </draw:text-box>
        </draw:frame>
        <draw:frame draw:style-name="gr3" draw:layer="layout" svg:width="5.303cm" svg:height="1.594cm" svg:x="18.827cm" svg:y="4.12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5.994cm" svg:height="5.871cm" svg:x="18.415cm" svg:y="8.09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2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2">
              <text:list-header>
                <text:p>Find the exponential function that models this data..</text:p>
              </text:list-header>
            </text:list>
          </draw:text-box>
        </draw:frame>
        <draw:frame draw:style-name="gr2" draw:layer="layout" svg:width="12.296cm" svg:height="8.564cm" svg:x="14.313cm" svg:y="2.5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x</text:span></text:p>
              </table:table-cell>
              <table:table-cell table:style-name="ce2">
                <text:p text:style-name="P3"><text:span text:style-name="T2">f(x)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6</text:span></text:p>
              </table:table-cell>
              <table:table-cell>
                <text:p text:style-name="P3"><text:span text:style-name="T2">1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9</text:span></text:p>
              </table:table-cell>
              <table:table-cell>
                <text:p text:style-name="P3"><text:span text:style-name="T2">3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2</text:span></text:p>
              </table:table-cell>
              <table:table-cell>
                <text:p text:style-name="P3"><text:span text:style-name="T2">108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5</text:span></text:p>
              </table:table-cell>
              <table:table-cell>
                <text:p text:style-name="P3"><text:span text:style-name="T2">32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1.43cm" svg:x="1.4cm" svg:y="2.54cm" presentation:class="outline" presentation:placeholder="true">
        <draw:text-box/>
      </draw:frame>
      <draw:frame presentation:style-name="Mpr1" draw:text-style-name="MP6" draw:layer="backgroundobjects" svg:width="25.4cm" svg:height="0.828cm" svg:x="1.27cm" svg:y="14.60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9T23:15:30.811000000</meta:creation-date>
    <meta:editing-duration>PT11M16S</meta:editing-duration>
    <meta:editing-cycles>6</meta:editing-cycles>
    <meta:generator>LibreOffice/24.8.2.1$Windows_X86_64 LibreOffice_project/0f794b6e29741098670a3b95d60478a65d05ef13</meta:generator>
    <dc:date>2024-10-31T21:01:56.274000000</dc:date>
    <meta:document-statistic meta:object-count="44"/>
    <meta:template xlink:type="simple" xlink:actuate="onRequest" xlink:title="videos-backgrounds" xlink:href="../../../../../../AppData/Roaming/LibreOffice/4/user/template/videos-backgrounds.otp" meta:date="2024-10-29T23:15:30.698000000"/>
  </office:meta>
</office:document-meta>
</file>

<file path=Object 1/content.xml><?xml version="1.0" encoding="utf-8"?>
<math xmlns="http://www.w3.org/1998/Math/MathML" display="block">
  <semantics>
    <mrow>
      <mfrac>
        <mrow>
          <mi>f</mi>
          <mrow>
            <mo fence="true" form="prefix" stretchy="false">(</mo>
            <mrow>
              <mrow>
                <mi>x</mi>
                <mo stretchy="false">+</mo>
                <mi>h</mi>
              </mrow>
            </mrow>
            <mo fence="true" form="postfix" stretchy="false">)</mo>
          </mrow>
        </mrow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frac>
      <mo stretchy="false">=</mo>
      <mtext>constant</mtext>
    </mrow>
    <annotation encoding="StarMath 5.0">{f( x + h )} over {f( x )}
 = "constant"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sup>
        <mi>a</mi>
        <mi>x</mi>
      </msup>
    </mrow>
    <annotation encoding="StarMath 5.0">f( x ) = P a^x</annotation>
  </semantics>
</math>
</file>

<file path=Object 3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</mrow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  <mo stretchy="false">=</mo>
            <msup>
              <mi>a</mi>
              <mi>h</mi>
            </msup>
          </mrow>
        </mtd>
      </mtr>
      <mtr>
        <mtd>
          <mrow>
            <mi>a</mi>
            <mo stretchy="false">=</mo>
            <msup>
              <mrow>
                <mo fence="true" form="prefix" stretchy="true">(</mo>
                <mrow>
                  <msup>
                    <mi>a</mi>
                    <mi>h</mi>
                  </msup>
                </mrow>
                <mo fence="true" form="postfix" stretchy="true">)</mo>
              </mrow>
              <mfrac>
                <mn>1</mn>
                <mi>h</mi>
              </mfrac>
            </msup>
          </mrow>
        </mtd>
      </mtr>
    </mtable>
    <annotation encoding="StarMath 5.0">{ f( x + h ) } over { f (x) } = a^h
newline
a = left( a^ h right)^{ 1 over h }</annotation>
  </semantics>
</math>
</file>